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6" style:family="table-column">
      <style:table-column-properties fo:break-before="auto" style:column-width="2.4661in"/>
    </style:style>
    <style:style style:name="co2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2.2945in"/>
    </style:style>
    <style:style style:name="co13" style:family="table-column">
      <style:table-column-properties fo:break-before="auto" style:column-width="1.5437in"/>
    </style:style>
    <style:style style:name="co14" style:family="table-column">
      <style:table-column-properties fo:break-before="auto" style:column-width="6.6902in"/>
    </style:style>
    <style:style style:name="co15" style:family="table-column">
      <style:table-column-properties fo:break-before="auto" style:column-width="1.3508in"/>
    </style:style>
    <style:style style:name="co10" style:family="table-column">
      <style:table-column-properties fo:break-before="auto" style:column-width="2.1764in"/>
    </style:style>
    <style:style style:name="co11" style:family="table-column">
      <style:table-column-properties fo:break-before="auto" style:column-width="2.798in"/>
    </style:style>
    <style:style style:name="co16" style:family="table-column">
      <style:table-column-properties fo:break-before="auto" style:column-width="1.3937in"/>
    </style:style>
    <style:style style:name="co17" style:family="table-column">
      <style:table-column-properties fo:break-before="auto" style:column-width="2.5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types" table:style-name="ta1">
        <table:table-column table:style-name="co6" table:default-cell-style-name="ce2"/>
        <table:table-column table:style-name="co2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row table:style-name="ro1">
          <table:table-cell table:style-name="Default" office:value-type="string" calcext:value-type="string">
            <text:p>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ubTypeOf</text:p>
          </table:table-cell>
          <table:table-cell office:value-type="string" calcext:value-type="string">
            <text:p>equivalentClass</text:p>
          </table:table-cell>
          <table:table-cell office:value-type="string" calcext:value-type="string">
            <text:p>properties</text:p>
          </table:table-cell>
          <table:table-cell office:value-type="string" calcext:value-type="string">
            <text:p>subTypes</text:p>
          </table:table-cell>
          <table:table-cell office:value-type="string" calcext:value-type="string">
            <text:p>supersedes</text:p>
          </table:table-cell>
          <table:table-cell office:value-type="string" calcext:value-type="string">
            <text:p>supersededBy</text:p>
          </table:table-cell>
          <table:table-cell office:value-type="string" calcext:value-type="string">
            <text:p>isPartOf</text:p>
          </table:table-cell>
        </table:table-row>
        <table:table-row table:style-name="ro1">
          <table:table-cell table:formula="of:=CONCATENATE([$settings.$A$2]; &quot;/&quot;; [.B2])" office:value-type="string" office:string-value="http://schema.org/Text" calcext:value-type="string">
            <text:p>http://schema.org/Tex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ext Field</text:p>
          </table:table-cell>
          <table:table-cell table:number-columns-repeated="7"/>
        </table:table-row>
        <table:table-row table:style-name="ro1">
          <table:table-cell table:formula="of:=CONCATENATE([$settings.$A$2]; &quot;/&quot;; [.B3])" office:value-type="string" office:string-value="http://schema.org/Number" calcext:value-type="string">
            <text:p>http://schema.org/Number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nteger Field</text:p>
          </table:table-cell>
          <table:table-cell table:number-columns-repeated="7"/>
        </table:table-row>
        <table:table-row table:style-name="ro1">
          <table:table-cell table:formula="of:=CONCATENATE([$settings.$A$2]; &quot;/&quot;; [.B4])" office:value-type="string" office:string-value="http://schema.org/Integer" calcext:value-type="string">
            <text:p>http://schema.org/Integ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teger Field</text:p>
          </table:table-cell>
          <table:table-cell table:number-columns-repeated="7"/>
        </table:table-row>
        <table:table-row table:style-name="ro1">
          <table:table-cell table:formula="of:=CONCATENATE([$settings.$A$2]; &quot;/&quot;; [.B5])" office:value-type="string" office:string-value="http://schema.org/Float" calcext:value-type="string">
            <text:p>http://schema.org/Floa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loat Field</text:p>
          </table:table-cell>
          <table:table-cell table:number-columns-repeated="7"/>
        </table:table-row>
        <table:table-row table:style-name="ro1">
          <table:table-cell table:formula="of:=CONCATENATE([$settings.$A$2]; &quot;/&quot;; [.B6])" office:value-type="string" office:string-value="http://schema.org/Time" calcext:value-type="string">
            <text:p>http://schema.org/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 as String</text:p>
          </table:table-cell>
          <table:table-cell table:number-columns-repeated="7"/>
        </table:table-row>
        <table:table-row table:style-name="ro1">
          <table:table-cell table:formula="of:=CONCATENATE([$settings.$A$2]; &quot;/&quot;; [.B7])" office:value-type="string" office:string-value="http://schema.org/URL" calcext:value-type="string">
            <text:p>http://schema.org/URL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Url as String</text:p>
          </table:table-cell>
          <table:table-cell table:number-columns-repeated="7"/>
        </table:table-row>
        <table:table-row table:style-name="ro1">
          <table:table-cell table:formula="of:=CONCATENATE([$settings.$A$2]; &quot;/&quot;; [.B8])" office:value-type="string" office:string-value="http://schema.org/Boolean" calcext:value-type="string">
            <text:p>http://schema.org/Boolean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Boolean Field</text:p>
          </table:table-cell>
          <table:table-cell table:number-columns-repeated="7"/>
        </table:table-row>
        <table:table-row table:style-name="ro1">
          <table:table-cell table:formula="of:=CONCATENATE([$settings.$A$2]; &quot;/&quot;; [.B9])" office:value-type="string" office:string-value="http://schema.org/Date" calcext:value-type="string">
            <text:p>http://schema.org/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tring of Date</text:p>
          </table:table-cell>
          <table:table-cell table:number-columns-repeated="7"/>
        </table:table-row>
        <table:table-row table:style-name="ro1">
          <table:table-cell table:formula="of:=CONCATENATE([$settings.$A$2]; &quot;/&quot;; [.B10])" office:value-type="string" office:string-value="http://schema.org/DateTime" calcext:value-type="string">
            <text:p>http://schema.org/DateTim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String of DateTime</text:p>
          </table:table-cell>
          <table:table-cell table:number-columns-repeated="7"/>
        </table:table-row>
        <table:table-row table:style-name="ro1">
          <table:table-cell table:style-name="Default" table:formula="of:=CONCATENATE([$settings.$A$1]; &quot;/&quot;; [.B11])" office:value-type="string" office:string-value="http://demo.eha.org/Thing" calcext:value-type="string">
            <text:p>http://demo.eha.org/Thing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Base Complex Type</text:p>
          </table:table-cell>
          <table:table-cell table:number-columns-repeated="2"/>
          <table:table-cell table:formula="of:=CONCATENATE([$properties.$A$2]; &quot;, &quot;;[$properties.$A$12] )" office:value-type="string" office:string-value="http://demo.eha.org/name, http://demo.eha.org/description" calcext:value-type="string">
            <text:p>http://demo.eha.org/name, http://demo.eha.org/description</text:p>
          </table:table-cell>
          <table:table-cell table:formula="of:=CONCATENATE([.$A$12]; &quot;, &quot;;[.$A$13]; &quot;, &quot;;[.$A$14])" office:value-type="string" office:string-value="http://demo.eha.org/Person, http://demo.eha.org/Place, http://demo.eha.org/GeoLocation" calcext:value-type="string">
            <text:p>http://demo.eha.org/Person, http://demo.eha.org/Place, http://demo.eha.org/GeoLocation</text:p>
          </table:table-cell>
          <table:table-cell table:number-columns-repeated="3"/>
        </table:table-row>
        <table:table-row table:style-name="ro1">
          <table:table-cell table:style-name="Default" table:formula="of:=CONCATENATE([$settings.$A$1]; &quot;/&quot;; [.B12])" office:value-type="string" office:string-value="http://demo.eha.org/Person" calcext:value-type="string">
            <text:p>http://demo.eha.org/Person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A simple Person Type</text:p>
          </table:table-cell>
          <table:table-cell table:formula="of:=CONCATENATE([.$A$11])" office:value-type="string" office:string-value="http://demo.eha.org/Thing" calcext:value-type="string">
            <text:p>http://demo.eha.org/Thing</text:p>
          </table:table-cell>
          <table:table-cell/>
          <table:table-cell table:formula="of:=CONCATENATE([$properties.$A$2]; &quot;, &quot;;[$properties.$A$12]; &quot;, &quot;; [$properties.$A$8]; &quot;, &quot;;[$properties.$A$6]; &quot;, &quot;;[$properties.$A$7]; &quot;, &quot;;[$properties.$A$9] )" office:value-type="string" office:string-value="http://demo.eha.org/name, http://demo.eha.org/description, http://demo.eha.org/dateOfBirth, http://demo.eha.org/children, http://demo.eha.org/parents, http://demo.eha.org/home" calcext:value-type="string">
            <text:p>http://demo.eha.org/name, http://demo.eha.org/description, http://demo.eha.org/dateOfBirth, http://demo.eha.org/children, http://demo.eha.org/parents, http://demo.eha.org/home</text:p>
          </table:table-cell>
          <table:table-cell table:formula="of:=[.$A$15]" office:value-type="string" office:string-value="http://demo.eha.org/Child" calcext:value-type="string">
            <text:p>http://demo.eha.org/Child</text:p>
          </table:table-cell>
          <table:table-cell table:number-columns-repeated="3"/>
        </table:table-row>
        <table:table-row table:style-name="ro1">
          <table:table-cell table:style-name="Default" table:formula="of:=CONCATENATE([$settings.$A$1]; &quot;/&quot;; [.B13])" office:value-type="string" office:string-value="http://demo.eha.org/Place" calcext:value-type="string">
            <text:p>http://demo.eha.org/Place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A simple Place Type</text:p>
          </table:table-cell>
          <table:table-cell table:formula="of:=CONCATENATE([.$A$11])" office:value-type="string" office:string-value="http://demo.eha.org/Thing" calcext:value-type="string">
            <text:p>http://demo.eha.org/Thing</text:p>
          </table:table-cell>
          <table:table-cell/>
          <table:table-cell table:formula="of:=CONCATENATE([$properties.$A$2]; &quot;, &quot;;[$properties.$A$12]; &quot;, &quot;;[$properties.$A$5]; &quot;, &quot;;[$properties.$A$10] ;&quot;, &quot;;[$properties.$A$11] )" office:value-type="string" office:string-value="http://demo.eha.org/name, http://demo.eha.org/description, http://demo.eha.org/location, http://demo.eha.org/perimeter, http://demo.eha.org/centralPoint" calcext:value-type="string">
            <text:p>http://demo.eha.org/name, http://demo.eha.org/description, http://demo.eha.org/location, http://demo.eha.org/perimeter, http://demo.eha.org/centralPoint</text:p>
          </table:table-cell>
          <table:table-cell table:number-columns-repeated="4"/>
        </table:table-row>
        <table:table-row table:style-name="ro1">
          <table:table-cell table:style-name="Default" table:formula="of:=CONCATENATE([$settings.$A$1]; &quot;/&quot;; [.B14])" office:value-type="string" office:string-value="http://demo.eha.org/GeoLocation" calcext:value-type="string">
            <text:p>http://demo.eha.org/GeoLocation</text:p>
          </table:table-cell>
          <table:table-cell office:value-type="string" calcext:value-type="string">
            <text:p>GeoLocation</text:p>
          </table:table-cell>
          <table:table-cell office:value-type="string" calcext:value-type="string">
            <text:p>A lat,lon</text:p>
          </table:table-cell>
          <table:table-cell table:formula="of:=CONCATENATE([.$A$11])" office:value-type="string" office:string-value="http://demo.eha.org/Thing" calcext:value-type="string">
            <text:p>http://demo.eha.org/Thing</text:p>
          </table:table-cell>
          <table:table-cell/>
          <table:table-cell table:formula="of:=CONCATENATE([$properties.$A$2]; &quot;, &quot;;[$properties.$A$12]; &quot;, &quot;;[$properties.$A$3]; &quot;, &quot;;[$properties.$A$4] )" office:value-type="string" office:string-value="http://demo.eha.org/name, http://demo.eha.org/description, http://demo.eha.org/latitude, http://demo.eha.org/longitude" calcext:value-type="string">
            <text:p>http://demo.eha.org/name, http://demo.eha.org/description, http://demo.eha.org/latitude, http://demo.eha.org/longitude</text:p>
          </table:table-cell>
          <table:table-cell table:number-columns-repeated="4"/>
        </table:table-row>
        <table:table-row table:style-name="ro1">
          <table:table-cell table:style-name="Default" table:formula="of:=CONCATENATE([$settings.$A$1]; &quot;/&quot;; [.B15])" office:value-type="string" office:string-value="http://demo.eha.org/Child" calcext:value-type="string">
            <text:p>http://demo.eha.org/Child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A child</text:p>
          </table:table-cell>
          <table:table-cell table:formula="of:=CONCATENATE([.$A$12])" office:value-type="string" office:string-value="http://demo.eha.org/Person" calcext:value-type="string">
            <text:p>http://demo.eha.org/Person</text:p>
          </table:table-cell>
          <table:table-cell/>
          <table:table-cell table:formula="of:=CONCATENATE([$properties.$A$2]; &quot;, &quot;;[$properties.$A$12]; &quot;, &quot;; [$properties.$A$8]; &quot;, &quot;;[$properties.$A$6]; &quot;, &quot;;[$properties.$A$7]; &quot;, &quot;;[$properties.$A$9] )" office:value-type="string" office:string-value="http://demo.eha.org/name, http://demo.eha.org/description, http://demo.eha.org/dateOfBirth, http://demo.eha.org/children, http://demo.eha.org/parents, http://demo.eha.org/home" calcext:value-type="string">
            <text:p>http://demo.eha.org/name, http://demo.eha.org/description, http://demo.eha.org/dateOfBirth, http://demo.eha.org/children, http://demo.eha.org/parents, http://demo.eha.org/home</text:p>
          </table:table-cell>
          <table:table-cell table:number-columns-repeated="4"/>
        </table:table-row>
      </table:table>
      <table:table table:name="properties" table:style-name="ta1"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ubPropertyOf</text:p>
          </table:table-cell>
          <table:table-cell office:value-type="string" calcext:value-type="string">
            <text:p>equivalentProperty</text:p>
          </table:table-cell>
          <table:table-cell office:value-type="string" calcext:value-type="string">
            <text:p>subproperties</text:p>
          </table:table-cell>
          <table:table-cell office:value-type="string" calcext:value-type="string">
            <text:p>domainIncludes</text:p>
          </table:table-cell>
          <table:table-cell office:value-type="string" calcext:value-type="string">
            <text:p>rangeIncludes</text:p>
          </table:table-cell>
          <table:table-cell office:value-type="string" calcext:value-type="string">
            <text:p>inversOf</text:p>
          </table:table-cell>
          <table:table-cell office:value-type="string" calcext:value-type="string">
            <text:p>supersedes</text:p>
          </table:table-cell>
          <table:table-cell office:value-type="string" calcext:value-type="string">
            <text:p>supersededBy</text:p>
          </table:table-cell>
          <table:table-cell office:value-type="string" calcext:value-type="string">
            <text:p>isPartOf</text:p>
          </table:table-cell>
        </table:table-row>
        <table:table-row table:style-name="ro1">
          <table:table-cell table:formula="of:=CONCATENATE([$settings.$A$1]; &quot;/&quot;; [.B2])" office:value-type="string" office:string-value="http://demo.eha.org/name" calcext:value-type="string">
            <text:p>http://demo.eha.org/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 Name</text:p>
          </table:table-cell>
          <table:table-cell table:number-columns-repeated="4"/>
          <table:table-cell table:style-name="ce3" table:formula="of:=CONCATENATE([$types.$A$2])" office:value-type="string" office:string-value="http://schema.org/Text" calcext:value-type="string">
            <text:p>http://schema.org/Text</text:p>
          </table:table-cell>
          <table:table-cell table:number-columns-repeated="4"/>
        </table:table-row>
        <table:table-row table:style-name="ro1">
          <table:table-cell table:formula="of:=CONCATENATE([$settings.$A$1]; &quot;/&quot;; [.B3])" office:value-type="string" office:string-value="http://demo.eha.org/latitude" calcext:value-type="string">
            <text:p>http://demo.eha.org/latitu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atitude as float</text:p>
          </table:table-cell>
          <table:table-cell table:number-columns-repeated="4"/>
          <table:table-cell table:style-name="ce3" table:formula="of:=CONCATENATE([$types.$A$5])" office:value-type="string" office:string-value="http://schema.org/Float" calcext:value-type="string">
            <text:p>http://schema.org/Float</text:p>
          </table:table-cell>
          <table:table-cell table:number-columns-repeated="4"/>
        </table:table-row>
        <table:table-row table:style-name="ro1">
          <table:table-cell table:formula="of:=CONCATENATE([$settings.$A$1]; &quot;/&quot;; [.B4])" office:value-type="string" office:string-value="http://demo.eha.org/longitude" calcext:value-type="string">
            <text:p>http://demo.eha.org/long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ongitude as float</text:p>
          </table:table-cell>
          <table:table-cell table:number-columns-repeated="4"/>
          <table:table-cell table:style-name="ce3" table:formula="of:=CONCATENATE([$types.$A$5])" office:value-type="string" office:string-value="http://schema.org/Float" calcext:value-type="string">
            <text:p>http://schema.org/Float</text:p>
          </table:table-cell>
          <table:table-cell table:number-columns-repeated="4"/>
        </table:table-row>
        <table:table-row table:style-name="ro1">
          <table:table-cell table:formula="of:=CONCATENATE([$settings.$A$1]; &quot;/&quot;; [.B5])" office:value-type="string" office:string-value="http://demo.eha.org/location" calcext:value-type="string">
            <text:p>http://demo.eha.org/location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GeoLocation</text:p>
          </table:table-cell>
          <table:table-cell table:number-columns-repeated="4"/>
          <table:table-cell table:style-name="ce3" table:formula="of:=CONCATENATE([$types.$A$14])" office:value-type="string" office:string-value="http://demo.eha.org/GeoLocation" calcext:value-type="string">
            <text:p>http://demo.eha.org/GeoLocation</text:p>
          </table:table-cell>
          <table:table-cell table:number-columns-repeated="4"/>
        </table:table-row>
        <table:table-row table:style-name="ro1">
          <table:table-cell table:formula="of:=CONCATENATE([$settings.$A$1]; &quot;/&quot;; [.B6])" office:value-type="string" office:string-value="http://demo.eha.org/children" calcext:value-type="string">
            <text:p>http://demo.eha.org/children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Chidren as people</text:p>
          </table:table-cell>
          <table:table-cell table:number-columns-repeated="4"/>
          <table:table-cell table:style-name="ce3" table:formula="of:=CONCATENATE([$types.$A$12])" office:value-type="string" office:string-value="http://demo.eha.org/Person" calcext:value-type="string">
            <text:p>http://demo.eha.org/Person</text:p>
          </table:table-cell>
          <table:table-cell table:number-columns-repeated="4"/>
        </table:table-row>
        <table:table-row table:style-name="ro1">
          <table:table-cell table:formula="of:=CONCATENATE([$settings.$A$1]; &quot;/&quot;; [.B7])" office:value-type="string" office:string-value="http://demo.eha.org/parents" calcext:value-type="string">
            <text:p>http://demo.eha.org/parents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Parents as people</text:p>
          </table:table-cell>
          <table:table-cell table:number-columns-repeated="4"/>
          <table:table-cell table:style-name="ce3" table:formula="of:=CONCATENATE([$types.$A$12])" office:value-type="string" office:string-value="http://demo.eha.org/Person" calcext:value-type="string">
            <text:p>http://demo.eha.org/Person</text:p>
          </table:table-cell>
          <table:table-cell table:number-columns-repeated="4"/>
        </table:table-row>
        <table:table-row table:style-name="ro1">
          <table:table-cell table:formula="of:=CONCATENATE([$settings.$A$1]; &quot;/&quot;; [.B8])" office:value-type="string" office:string-value="http://demo.eha.org/dateOfBirth" calcext:value-type="string">
            <text:p>http://demo.eha.org/dateOfBirth</text:p>
          </table:table-cell>
          <table:table-cell office:value-type="string" calcext:value-type="string">
            <text:p>dateOfBirth</text:p>
          </table:table-cell>
          <table:table-cell office:value-type="string" calcext:value-type="string">
            <text:p>ISO date as a string</text:p>
          </table:table-cell>
          <table:table-cell table:number-columns-repeated="4"/>
          <table:table-cell table:formula="of:=CONCATENATE([$types.$A$2])" office:value-type="string" office:string-value="http://schema.org/Text" calcext:value-type="string">
            <text:p>http://schema.org/Text</text:p>
          </table:table-cell>
          <table:table-cell table:number-columns-repeated="4"/>
        </table:table-row>
        <table:table-row table:style-name="ro1">
          <table:table-cell table:formula="of:=CONCATENATE([$settings.$A$1]; &quot;/&quot;; [.B9])" office:value-type="string" office:string-value="http://demo.eha.org/home" calcext:value-type="string">
            <text:p>http://demo.eha.org/hom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criptor of home or Place</text:p>
          </table:table-cell>
          <table:table-cell table:number-columns-repeated="4"/>
          <table:table-cell table:formula="of:=CONCATENATE([$types.$A$2]; &quot;, &quot;; [$types.$A$13] )" office:value-type="string" office:string-value="http://schema.org/Text, http://demo.eha.org/Place" calcext:value-type="string">
            <text:p>http://schema.org/Text, http://demo.eha.org/Place</text:p>
          </table:table-cell>
          <table:table-cell table:number-columns-repeated="4"/>
        </table:table-row>
        <table:table-row table:style-name="ro1">
          <table:table-cell table:formula="of:=CONCATENATE([$settings.$A$1]; &quot;/&quot;; [.B10])" office:value-type="string" office:string-value="http://demo.eha.org/perimeter" calcext:value-type="string">
            <text:p>http://demo.eha.org/perimeter</text:p>
          </table:table-cell>
          <table:table-cell office:value-type="string" calcext:value-type="string">
            <text:p>perimeter</text:p>
          </table:table-cell>
          <table:table-cell office:value-type="string" calcext:value-type="string">
            <text:p>A series of coordinates forming an outline</text:p>
          </table:table-cell>
          <table:table-cell table:number-columns-repeated="4"/>
          <table:table-cell table:formula="of:=CONCATENATE([$types.$A$14])" office:value-type="string" office:string-value="http://demo.eha.org/GeoLocation" calcext:value-type="string">
            <text:p>http://demo.eha.org/GeoLocation</text:p>
          </table:table-cell>
          <table:table-cell table:number-columns-repeated="4"/>
        </table:table-row>
        <table:table-row table:style-name="ro1">
          <table:table-cell table:formula="of:=CONCATENATE([$settings.$A$1]; &quot;/&quot;; [.B11])" office:value-type="string" office:string-value="http://demo.eha.org/centralPoint" calcext:value-type="string">
            <text:p>http://demo.eha.org/centralPoint</text:p>
          </table:table-cell>
          <table:table-cell office:value-type="string" calcext:value-type="string">
            <text:p>centralPoint</text:p>
          </table:table-cell>
          <table:table-cell office:value-type="string" calcext:value-type="string">
            <text:p>A central point of a large object</text:p>
          </table:table-cell>
          <table:table-cell table:number-columns-repeated="4"/>
          <table:table-cell table:formula="of:=CONCATENATE([$types.$A$14])" office:value-type="string" office:string-value="http://demo.eha.org/GeoLocation" calcext:value-type="string">
            <text:p>http://demo.eha.org/GeoLocation</text:p>
          </table:table-cell>
          <table:table-cell table:number-columns-repeated="4"/>
        </table:table-row>
        <table:table-row table:style-name="ro1">
          <table:table-cell table:formula="of:=CONCATENATE([$settings.$A$1]; &quot;/&quot;; [.B12])" office:value-type="string" office:string-value="http://demo.eha.org/description" calcext:value-type="string">
            <text:p>http://demo.eha.org/descri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 description of the thing.</text:p>
          </table:table-cell>
          <table:table-cell table:number-columns-repeated="4"/>
          <table:table-cell table:formula="of:=CONCATENATE([$types.$A$2])" office:value-type="string" office:string-value="http://schema.org/Text" calcext:value-type="string">
            <text:p>http://schema.org/Text</text:p>
          </table:table-cell>
          <table:table-cell table:number-columns-repeated="4"/>
        </table:table-row>
      </table:table>
      <table:table table:name="settings" table:style-name="ta1">
        <table:table-column table:style-name="co2" table:default-cell-style-name="Default"/>
        <table:table-row table:style-name="ro1">
          <table:table-cell office:value-type="string" calcext:value-type="string">
            <text:p><text:a xlink:href="http://demo.eha.org/" xlink:type="simple">http://demo.eha.org</text:a></text:p>
          </table:table-cell>
        </table:table-row>
        <table:table-row table:style-name="ro1">
          <table:table-cell office:value-type="string" calcext:value-type="string">
            <text:p><text:a xlink:href="http://schema.org/" xlink:type="simple">http://schema.org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/00/0000</text:date>, <text:time style:data-style-name="N2" text:time-value="12:18:42.7449117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war </meta:initial-creator>
    <meta:creation-date>2018-01-26T11:06:45.289175208</meta:creation-date>
    <dc:date>2018-01-26T12:20:42.505539737</dc:date>
    <dc:creator>sarwar </dc:creator>
    <meta:editing-duration>PT25M34S</meta:editing-duration>
    <meta:editing-cycles>7</meta:editing-cycles>
    <meta:generator>LibreOffice/4.2.8.2$Linux_X86_64 LibreOffice_project/420m0$Build-2</meta:generator>
    <meta:document-statistic meta:table-count="3" meta:cell-count="121" meta:object-count="0"/>
  </office:meta>
</office:document-meta>
</file>